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01A8F0000160E00001623A4203AC086B25353.svg" manifest:media-type="image/svg+xml"/>
  <manifest:file-entry manifest:full-path="Pictures/10000201000000D5000000D6FC2CD67593EA62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1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3cm"/>
    </style:style>
    <style:style style:name="gr10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7cm" fo:min-width="2.283cm" fo:padding-top="0.05cm" fo:padding-bottom="0.05cm" fo:padding-left="0.08cm" fo:padding-right="0.08cm"/>
    </style:style>
    <style:style style:name="gr11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6cm" fo:min-width="2.282cm" fo:padding-top="0.05cm" fo:padding-bottom="0.05cm" fo:padding-left="0.08cm" fo:padding-right="0.08cm"/>
    </style:style>
    <style:style style:name="P1" style:family="paragraph">
      <style:paragraph-properties fo:text-align="center"/>
      <style:text-properties style:font-name="Hack" fo:font-size="10pt"/>
    </style:style>
    <style:style style:name="P2" style:family="paragraph">
      <loext:graphic-properties draw:fill="none"/>
      <style:paragraph-properties fo:text-align="center"/>
      <style:text-properties style:font-name="Hack" fo:font-size="10pt"/>
    </style:style>
    <style:style style:name="P3" style:family="paragraph">
      <loext:graphic-properties draw:fill="solid" draw:fill-color="#e6e6e6"/>
      <style:paragraph-properties fo:text-align="center"/>
      <style:text-properties style:font-name="Hack" fo:font-size="10pt"/>
    </style:style>
    <style:style style:name="P4" style:family="paragraph">
      <loext:graphic-properties draw:fill="solid" draw:fill-color="#b2b2b2"/>
      <style:paragraph-properties fo:text-align="center"/>
      <style:text-properties style:font-name="Hack" fo:font-size="10pt"/>
    </style:style>
    <style:style style:name="P5" style:family="paragraph">
      <style:text-properties style:font-name="Hack" fo:font-size="10pt" fo:font-style="normal" fo:font-weight="normal"/>
    </style:style>
    <style:style style:name="P6" style:family="paragraph">
      <loext:graphic-properties draw:fill="none" draw:fill-color="#ffffff"/>
      <style:text-properties fo:color="#c01238" style:font-name="Hack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Hack" fo:font-size="10pt" fo:font-weight="bold" style:font-size-asian="10pt" style:font-weight-asian="bold" style:font-size-complex="10pt" style:font-weight-complex="bold"/>
    </style:style>
    <style:style style:name="P8" style:family="paragraph">
      <style:text-properties style:font-name="Hack" fo:font-size="10pt" fo:font-style="normal"/>
    </style:style>
    <style:style style:name="P9" style:family="paragraph">
      <loext:graphic-properties draw:fill="none" draw:fill-color="#ffffff"/>
      <style:text-properties fo:color="#c01238" style:font-name="Hack" fo:font-size="10pt" fo:font-style="normal" fo:font-weight="bold" style:font-size-asian="9pt" style:font-style-asian="italic" style:font-weight-asian="bold" style:font-size-complex="9pt" style:font-style-complex="italic" style:font-weight-complex="bold"/>
    </style:style>
    <style:style style:name="P10" style:family="paragraph">
      <style:text-properties style:font-name="Hack" fo:font-size="10pt" fo:font-style="normal" fo:font-weight="normal" style:font-size-asian="9pt" style:font-size-complex="9pt" style:font-weight-complex="normal"/>
    </style:style>
    <style:style style:name="P11" style:family="paragraph">
      <loext:graphic-properties draw:fill="none" draw:fill-color="#ffffff"/>
      <style:text-properties fo:color="#c01238" style:font-name="Hack" fo:font-size="10pt" fo:font-style="normal" fo:font-weight="normal" style:font-size-asian="9pt" style:font-style-asian="italic" style:font-weight-asian="bold" style:font-size-complex="9pt" style:font-style-complex="italic" style:font-weight-complex="normal"/>
    </style:style>
    <style:style style:name="P12" style:family="paragraph">
      <loext:graphic-properties draw:fill="none"/>
      <style:paragraph-properties fo:text-align="center"/>
      <style:text-properties style:font-name="Hack" fo:font-size="10pt" fo:font-style="normal" fo:font-weight="normal"/>
    </style:style>
    <style:style style:name="P13" style:family="paragraph">
      <style:paragraph-properties fo:text-align="start"/>
    </style:style>
    <style:style style:name="P14" style:family="paragraph">
      <loext:graphic-properties draw:fill-color="#ffd320"/>
      <style:paragraph-properties fo:text-align="start"/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P15" style:family="paragraph">
      <style:paragraph-properties fo:text-align="end" style:writing-mode="lr-tb">
        <style:tab-stops/>
      </style:paragraph-properties>
    </style:style>
    <style:style style:name="P16" style:family="paragraph">
      <loext:graphic-properties draw:fill-color="#ffd320"/>
      <style:paragraph-properties fo:text-align="end" style:writing-mode="lr-tb">
        <style:tab-stops/>
      </style:paragraph-properties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c01238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weight="bold" style:font-size-asian="10pt" style:font-weight-asian="bold" style:font-size-complex="10pt" style:font-weight-complex="bold"/>
    </style:style>
    <style:style style:name="T3" style:family="text">
      <style:text-properties fo:color="#c01238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color="#c01238" style:font-style-asian="italic" style:font-weight-asian="bold" style:font-style-complex="italic"/>
    </style:style>
    <style:style style:name="T5" style:family="text">
      <style:text-properties fo:color="#333333" style:font-name="Hack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154cm" svg:y1="6.272cm" svg:x2="12.143cm" svg:y2="2.043cm">
          <text:p/>
        </draw:line>
        <draw:line draw:style-name="gr1" draw:text-style-name="P1" draw:layer="layout" svg:x1="11.101cm" svg:y1="3.072cm" svg:x2="11.217cm" svg:y2="2.043cm">
          <text:p/>
        </draw:line>
        <draw:line draw:style-name="gr1" draw:text-style-name="P1" draw:layer="layout" svg:x1="7.395cm" svg:y1="6.044cm" svg:x2="10.753cm" svg:y2="1.929cm">
          <text:p/>
        </draw:line>
        <draw:frame draw:style-name="gr2" draw:text-style-name="P2" draw:layer="layout" svg:width="1.857cm" svg:height="1.302cm" svg:x="1.858cm" svg:y="2.504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line draw:style-name="gr1" draw:text-style-name="P1" draw:layer="layout" svg:x1="3.458cm" svg:y1="2.958cm" svg:x2="10.406cm" svg:y2="1.586cm">
          <text:p/>
        </draw:line>
        <draw:g>
          <draw:path draw:style-name="gr3" draw:text-style-name="P3" draw:layer="layout" svg:width="2.985cm" svg:height="2.183cm" svg:x="10.313cm" svg:y="0.202cm" svg:viewBox="0 0 2986 2184" svg:d="M2657 1510c365 644-514 594-787 543-290 217-655 144-802-71-232 195-945 224-803-360-292-143-437-644 72-861-170-422 420-655 731-431 147-503 782-381 932 30 365-215 1115 112 657 431 438 215 438 574 0 719z">
            <text:p/>
          </draw:path>
          <draw:path draw:style-name="gr4" draw:text-style-name="P4" draw:layer="layout" svg:width="0.125cm" svg:height="0.197cm" svg:x="13.067cm" svg:y="1.793cm" svg:viewBox="0 0 126 198" svg:d="M58 0c34 68 56 131 68 186l-32 6-32 6c-9-51-30-107-62-170l29-14z">
            <text:p/>
          </draw:path>
          <draw:path draw:style-name="gr4" draw:text-style-name="P4" draw:layer="layout" svg:width="0.109cm" svg:height="0.194cm" svg:x="13.092cm" svg:y="2.05cm" svg:viewBox="0 0 110 195" svg:d="M110 0v13c0 35-5 69-16 99-10 30-24 58-42 83l-26-19-26-19c14-19 26-41 33-64 10-25 13-52 13-80v-10l32-2z">
            <text:p/>
          </draw:path>
          <draw:path draw:style-name="gr4" draw:text-style-name="P4" draw:layer="layout" svg:width="0.199cm" svg:height="0.141cm" svg:x="12.894cm" svg:y="2.246cm" svg:viewBox="0 0 200 142" svg:d="M200 48c-24 20-52 39-82 54-31 16-63 30-99 40l-9-30-10-30c31-9 61-22 88-36 26-13 49-28 71-46l20 23z">
            <text:p/>
          </draw:path>
          <draw:path draw:style-name="gr4" draw:text-style-name="P4" draw:layer="layout" svg:width="0.199cm" svg:height="0.088cm" svg:x="12.651cm" svg:y="2.345cm" svg:viewBox="0 0 200 89" svg:d="M200 61c-63 15-129 23-196 28l-1-31-3-32c62-4 127-12 187-26l7 31z">
            <text:p/>
          </draw:path>
          <draw:path draw:style-name="gr4" draw:text-style-name="P4" draw:layer="layout" svg:width="0.194cm" svg:height="0.068cm" svg:x="12.392cm" svg:y="2.367cm" svg:viewBox="0 0 195 69" svg:d="M195 69h-38c-54 0-108-2-157-6l4-31 2-32c47 4 98 6 151 6 13 0 25 0 38-1v32z">
            <text:p/>
          </draw:path>
          <draw:path draw:style-name="gr4" draw:text-style-name="P4" draw:layer="layout" svg:width="0.19cm" svg:height="0.12cm" svg:x="12.145cm" svg:y="2.349cm" svg:viewBox="0 0 191 121" svg:d="M182 74c-23-3-43-6-62-9-29 21-59 40-89 56l-15-28-16-28c31-17 62-37 94-59l2-2c4-4 11-4 17-4 1 0 3 0 5 1 21 4 45 6 73 11l-4 30zM112 31c5 1 9 1 13 2 4-2 7-6 11-7l-17-26z">
            <text:p/>
          </draw:path>
          <draw:path draw:style-name="gr4" draw:text-style-name="P4" draw:layer="layout" svg:width="0.2cm" svg:height="0.117cm" svg:x="11.915cm" svg:y="2.443cm" svg:viewBox="0 0 201 118" svg:d="M201 58c-64 28-127 48-189 60l-6-32-6-31c57-10 116-28 175-55l13 28z">
            <text:p/>
          </draw:path>
          <draw:path draw:style-name="gr4" draw:text-style-name="P4" draw:layer="layout" svg:width="0.2cm" svg:height="0.079cm" svg:x="11.659cm" svg:y="2.488cm" svg:viewBox="0 0 201 80" svg:d="M201 80c-17 0-32 0-49 0-52 0-104-6-152-20l7-29 10-31c42 12 88 18 135 18 16 0 30-2 43-2l3 32z">
            <text:p/>
          </draw:path>
          <draw:path draw:style-name="gr4" draw:text-style-name="P4" draw:layer="layout" svg:width="0.19cm" svg:height="0.159cm" svg:x="11.43cm" svg:y="2.367cm" svg:viewBox="0 0 191 160" svg:d="M166 160c-63-27-120-67-166-118l25-20 23-22c40 44 88 78 143 102l-12 29z">
            <text:p/>
          </draw:path>
          <draw:path draw:style-name="gr4" draw:text-style-name="P4" draw:layer="layout" svg:width="0.2cm" svg:height="0.132cm" svg:x="11.231cm" svg:y="2.325cm" svg:viewBox="0 0 201 133" svg:d="M201 48c-26 20-53 38-85 52-33 13-65 24-100 33l-9-31-7-31c31-7 61-16 88-29s52-26 73-42l21 25z">
            <text:p/>
          </draw:path>
          <draw:path draw:style-name="gr4" draw:text-style-name="P4" draw:layer="layout" svg:width="0.2cm" svg:height="0.068cm" svg:x="10.979cm" svg:y="2.408cm" svg:viewBox="0 0 201 69" svg:d="M201 61c-33 6-68 8-103 8-32 0-65-2-98-6l4-31 3-31c31 3 62 5 91 5 32 0 63-2 94-6l3 31z">
            <text:p/>
          </draw:path>
          <draw:path draw:style-name="gr4" draw:text-style-name="P4" draw:layer="layout" svg:width="0.201cm" svg:height="0.123cm" svg:x="10.727cm" svg:y="2.336cm" svg:viewBox="0 0 202 124" svg:d="M188 124c-66-14-130-38-188-69l16-28 15-27c52 28 112 50 171 61l-7 32z">
            <text:p/>
          </draw:path>
          <draw:path draw:style-name="gr4" draw:text-style-name="P4" draw:layer="layout" svg:width="0.174cm" svg:height="0.179cm" svg:x="10.532cm" svg:y="2.174cm" svg:viewBox="0 0 175 180" svg:d="M136 180c-54-39-101-89-136-148l29-16 27-16c29 52 71 96 119 129l-19 26z">
            <text:p/>
          </draw:path>
          <draw:path draw:style-name="gr4" draw:text-style-name="P4" draw:layer="layout" svg:width="0.093cm" svg:height="0.195cm" svg:x="10.469cm" svg:y="1.95cm" svg:viewBox="0 0 94 196" svg:d="M35 196c-22-55-35-119-35-190v-6h32l33 1v5c0 62 9 118 29 167l-29 11z">
            <text:p/>
          </draw:path>
          <draw:path draw:style-name="gr4" draw:text-style-name="P4" draw:layer="layout" svg:width="0.201cm" svg:height="0.159cm" svg:x="10.337cm" svg:y="1.745cm" svg:viewBox="0 0 202 160" svg:d="M137 135l29 3 4-6-31-4c-2 3-2 5-2 7zM200 142l-31-4h-3l-10 22c-58-27-111-67-156-118l25-20 23-22c40 44 85 80 136 103 0 2 1 2 1 2 0 7 10 7 13 11 4 5 4 10 4 16 0 1 0 2-1 3 0 3 0 6-1 7z">
            <text:p/>
          </draw:path>
          <draw:path draw:style-name="gr4" draw:text-style-name="P4" draw:layer="layout" svg:width="0.141cm" svg:height="0.195cm" svg:x="10.206cm" svg:y="1.539cm" svg:viewBox="0 0 142 196" svg:d="M90 196c-38-52-70-113-90-177l30-10 31-9c18 58 46 112 81 160l-26 17z">
            <text:p/>
          </draw:path>
          <draw:path draw:style-name="gr4" draw:text-style-name="P4" draw:layer="layout" svg:width="0.074cm" svg:height="0.197cm" svg:x="10.174cm" svg:y="1.296cm" svg:viewBox="0 0 75 198" svg:d="M13 198c-9-40-13-80-13-122 0-26 1-50 6-76l30 4 33 5c-4 22-5 45-5 67 0 38 4 74 11 111l-31 5z">
            <text:p/>
          </draw:path>
          <draw:path draw:style-name="gr4" draw:text-style-name="P4" draw:layer="layout" svg:width="0.139cm" svg:height="0.195cm" svg:x="10.193cm" svg:y="1.05cm" svg:viewBox="0 0 140 196" svg:d="M0 180c17-62 45-123 88-180l26 19 26 19c-39 51-63 103-78 158l-31-8z">
            <text:p/>
          </draw:path>
          <draw:path draw:style-name="gr4" draw:text-style-name="P4" draw:layer="layout" svg:width="0.19cm" svg:height="0.16cm" svg:x="10.324cm" svg:y="0.883cm" svg:viewBox="0 0 191 161" svg:d="M0 118c43-44 94-83 159-118l16 27 16 28c-59 31-107 68-145 106l-23-20z">
            <text:p/>
          </draw:path>
          <draw:path draw:style-name="gr4" draw:text-style-name="P4" draw:layer="layout" svg:width="0.099cm" svg:height="0.202cm" svg:x="10.512cm" svg:y="0.706cm" svg:viewBox="0 0 100 203" svg:d="M35 145l11 29 22-9-12-28c-7 2-14 5-21 8zM61 203l-15-29-7 3c-27-63-39-122-39-177h32 32c0 48 10 99 33 154 3 4 3 7 3 11 0 6-2 11-4 17-2 5-6 7-12 11-1 2-2 2-3 2-7 2-13 6-20 8z">
            <text:p/>
          </draw:path>
          <draw:path draw:style-name="gr4" draw:text-style-name="P4" draw:layer="layout" svg:width="0.142cm" svg:height="0.191cm" svg:x="10.518cm" svg:y="0.459cm" svg:viewBox="0 0 143 192" svg:d="M0 180c6-36 19-68 35-98 16-29 37-57 62-82l23 22 23 22c-21 20-38 43-51 68-14 23-24 51-30 80l-31-6z">
            <text:p/>
          </draw:path>
          <draw:path draw:style-name="gr4" draw:text-style-name="P4" draw:layer="layout" svg:width="0.199cm" svg:height="0.133cm" svg:x="10.667cm" svg:y="0.33cm" svg:viewBox="0 0 200 134" svg:d="M0 84c53-38 116-68 184-84l8 31 8 29c-60 16-116 42-162 74l-19-25z">
            <text:p/>
          </draw:path>
          <draw:path draw:style-name="gr4" draw:text-style-name="P4" draw:layer="layout" svg:width="0.201cm" svg:height="0.069cm" svg:x="10.917cm" svg:y="0.309cm" svg:viewBox="0 0 202 70" svg:d="M0 7c31-4 64-7 94-7 37 0 72 4 108 9l-5 30-6 31c-32-3-64-6-97-6-28 0-56 1-84 5l-4-31z">
            <text:p/>
          </draw:path>
          <draw:path draw:style-name="gr4" draw:text-style-name="P4" draw:layer="layout" svg:width="0.207cm" svg:height="0.151cm" svg:x="11.167cm" svg:y="0.333cm" svg:viewBox="0 0 208 152" svg:d="M17 0c64 16 125 45 178 83l-14 22 27 9c0 1 0 4 0 4 0 3-1 5-3 6-18 56-7 9-11 11-5 3-12 6-16 6-5 0-12-3-17-6 0 0-2 0-2-1-49-34-103-57-159-73l7-30zM169 140l2-4-1-2-30-10c-1 3-1 4-1 6z">
            <text:p/>
          </draw:path>
          <draw:path draw:style-name="gr4" draw:text-style-name="P4" draw:layer="layout" svg:width="0.168cm" svg:height="0.182cm" svg:x="11.344cm" svg:y="0.209cm" svg:viewBox="0 0 169 183" svg:d="M0 155c16-31 35-59 57-86 22-25 46-49 73-69l18 26 21 24c-24 18-45 37-62 59-19 23-37 47-50 74l-28-14z">
            <text:p/>
          </draw:path>
          <draw:path draw:style-name="gr4" draw:text-style-name="P4" draw:layer="layout" svg:width="0.201cm" svg:height="0.118cm" svg:x="11.53cm" svg:y="0.106cm" svg:viewBox="0 0 202 119" svg:d="M0 64c58-33 124-54 192-64l5 31 5 30c-60 9-119 29-170 58l-15-28z">
            <text:p/>
          </draw:path>
          <draw:path draw:style-name="gr4" draw:text-style-name="P4" draw:layer="layout" svg:width="0.199cm" svg:height="0.086cm" svg:x="11.79cm" svg:y="0.1cm" svg:viewBox="0 0 200 87" svg:d="M0 0h19c60 0 121 9 181 27l-9 31-9 29c-53-17-108-24-163-24-6 0-12 0-18 1v-32z">
            <text:p/>
          </draw:path>
          <draw:path draw:style-name="gr4" draw:text-style-name="P4" draw:layer="layout" svg:width="0.194cm" svg:height="0.154cm" svg:x="12.026cm" svg:y="0.15cm" svg:viewBox="0 0 195 155" svg:d="M26 0c61 26 119 63 169 109l-23 23-22 23c-43-41-94-75-150-97l13-30z">
            <text:p/>
          </draw:path>
          <draw:path draw:style-name="gr4" draw:text-style-name="P4" draw:layer="layout" svg:width="0.141cm" svg:height="0.2cm" svg:x="12.218cm" svg:y="0.308cm" svg:viewBox="0 0 142 201" svg:d="M49 0c38 46 71 99 93 158l-15 6 15 25c-6 3-10 6-15 8-6 1-9 4-16 4-6 0-10-2-15-4-4-3-9-7-13-11 0-2 0-3-1-6-21-54-49-100-82-141l25-19zM87 189l16-5-1-1-15-28c-5 2-10 4-15 7z">
            <text:p/>
          </draw:path>
          <draw:path draw:style-name="gr4" draw:text-style-name="P4" draw:layer="layout" svg:width="0.199cm" svg:height="0.094cm" svg:x="12.392cm" svg:y="0.379cm" svg:viewBox="0 0 200 95" svg:d="M0 36c62-23 130-35 198-36l2 32v31c-61 1-122 11-178 32l-12-30z">
            <text:p/>
          </draw:path>
          <draw:path draw:style-name="gr4" draw:text-style-name="P4" draw:layer="layout" svg:width="0.2cm" svg:height="0.095cm" svg:x="12.652cm" svg:y="0.38cm" svg:viewBox="0 0 201 96" svg:d="M4 0c67 4 133 16 197 37l-10 30-9 29c-59-18-120-29-182-33l3-32z">
            <text:p/>
          </draw:path>
          <draw:path draw:style-name="gr4" draw:text-style-name="P4" draw:layer="layout" svg:width="0.199cm" svg:height="0.146cm" svg:x="12.892cm" svg:y="0.439cm" svg:viewBox="0 0 200 147" svg:d="M23 0c65 26 125 58 177 96l-21 26-18 25c-47-35-103-65-161-89l12-30z">
            <text:p/>
          </draw:path>
          <draw:path draw:style-name="gr4" draw:text-style-name="P4" draw:layer="layout" svg:width="0.154cm" svg:height="0.188cm" svg:x="13.098cm" svg:y="0.577cm" svg:viewBox="0 0 155 189" svg:d="M44 0c28 26 50 54 69 82 19 30 33 60 42 92l-31 8-32 7c-7-24-18-50-33-74s-34-47-59-69l22-23z">
            <text:p/>
          </draw:path>
          <draw:path draw:style-name="gr4" draw:text-style-name="P4" draw:layer="layout" svg:width="0.128cm" svg:height="0.189cm" svg:x="13.132cm" svg:y="0.821cm" svg:viewBox="0 0 129 190" svg:d="M129 1c-2 31-9 64-22 96-13 31-32 63-58 93l-24-20-25-20c22-26 38-51 49-77 9-25 15-48 16-73l31 1z">
            <text:p/>
          </draw:path>
          <draw:path draw:style-name="gr4" draw:text-style-name="P4" draw:layer="layout" svg:width="0.175cm" svg:height="0.179cm" svg:x="13.142cm" svg:y="1.004cm" svg:viewBox="0 0 176 180" svg:d="M35 0c26 16 50 37 75 63 23 24 46 52 66 82l-27 18-27 17c-18-28-38-54-58-74s-42-39-64-54l17-26z">
            <text:p/>
          </draw:path>
          <draw:path draw:style-name="gr4" draw:text-style-name="P4" draw:layer="layout" svg:width="0.117cm" svg:height="0.197cm" svg:x="13.294cm" svg:y="1.209cm" svg:viewBox="0 0 118 198" svg:d="M57 0c30 59 52 124 61 189l-33 6-30 3c-9-59-29-116-55-170l29-14z">
            <text:p/>
          </draw:path>
          <draw:path draw:style-name="gr4" draw:text-style-name="P4" draw:layer="layout" svg:width="0.11cm" svg:height="0.195cm" svg:x="13.306cm" svg:y="1.465cm" svg:viewBox="0 0 111 196" svg:d="M111 1c0 34-4 67-14 101-9 33-23 64-44 94l-27-17-26-16c16-25 27-51 35-79 9-27 11-56 13-84l31 1z">
            <text:p/>
          </draw:path>
          <draw:path draw:style-name="gr4" draw:text-style-name="P4" draw:layer="layout" svg:width="0.194cm" svg:height="0.15cm" svg:x="13.121cm" svg:y="1.671cm" svg:viewBox="0 0 195 151" svg:d="M195 44c-23 21-47 42-75 59-27 18-61 35-97 48l-11-28-12-30c31-13 61-26 85-43 24-15 45-31 63-50l23 22z">
            <text:p/>
          </draw:path>
        </draw:g>
        <draw:frame draw:style-name="gr5" draw:text-style-name="P6" draw:layer="layout" svg:width="1.984cm" svg:height="0.662cm" svg:x="0.189cm" svg:y="5.932cm">
          <draw:text-box>
            <text:p text:style-name="P5"><text:span text:style-name="T1">Spoke11</text:span></text:p>
          </draw:text-box>
        </draw:frame>
        <draw:frame draw:style-name="gr6" draw:text-style-name="P7" draw:layer="layout" svg:width="2.266cm" svg:height="0.662cm" svg:x="10.869cm" svg:y="1.1cm">
          <draw:text-box>
            <text:p text:style-name="P1"><text:span text:style-name="T2">Internet</text:span></text:p>
          </draw:text-box>
        </draw:frame>
        <draw:frame draw:style-name="gr7" draw:text-style-name="P9" draw:layer="layout" svg:width="1.349cm" svg:height="0.662cm" svg:x="2.1cm" svg:y="2cm">
          <draw:text-box>
            <text:p text:style-name="P8"><text:span text:style-name="T3">Hub1</text:span></text:p>
          </draw:text-box>
        </draw:frame>
        <draw:g>
          <draw:line draw:style-name="gr1" draw:text-style-name="P1" draw:layer="layout" svg:x1="3.856cm" svg:y1="4.205cm" svg:x2="3.655cm" svg:y2="4.341cm">
            <text:p/>
          </draw:line>
          <draw:line draw:style-name="gr1" draw:text-style-name="P1" draw:layer="layout" svg:x1="2.972cm" svg:y1="3.529cm" svg:x2="3.656cm" svg:y2="4.339cm">
            <text:p/>
          </draw:line>
          <draw:line draw:style-name="gr1" draw:text-style-name="P1" draw:layer="layout" svg:x1="3.856cm" svg:y1="4.205cm" svg:x2="4.5cm" svg:y2="5.015cm">
            <text:p/>
          </draw:line>
        </draw:g>
        <draw:g>
          <draw:line draw:style-name="gr1" draw:text-style-name="P1" draw:layer="layout" svg:x1="2.004cm" svg:y1="4.339cm" svg:x2="1.803cm" svg:y2="4.203cm">
            <text:p/>
          </draw:line>
          <draw:line draw:style-name="gr1" draw:text-style-name="P1" draw:layer="layout" svg:x1="1.119cm" svg:y1="5.015cm" svg:x2="1.803cm" svg:y2="4.205cm">
            <text:p/>
          </draw:line>
          <draw:line draw:style-name="gr1" draw:text-style-name="P1" draw:layer="layout" svg:x1="2.004cm" svg:y1="4.339cm" svg:x2="2.648cm" svg:y2="3.529cm">
            <text:p/>
          </draw:line>
        </draw:g>
        <draw:frame draw:style-name="gr5" draw:text-style-name="P6" draw:layer="layout" svg:width="1.984cm" svg:height="0.662cm" svg:x="3.761cm" svg:y="5.932cm">
          <draw:text-box>
            <text:p text:style-name="P5"><text:span text:style-name="T1">Spoke12</text:span></text:p>
          </draw:text-box>
        </draw:frame>
        <draw:frame draw:style-name="gr5" draw:text-style-name="P11" draw:layer="layout" svg:width="1.984cm" svg:height="0.662cm" svg:x="4.36cm" svg:y="9.129cm">
          <draw:text-box>
            <text:p text:style-name="P10"><text:span text:style-name="T4">Spoke21</text:span></text:p>
          </draw:text-box>
        </draw:frame>
        <draw:frame draw:style-name="gr8" draw:text-style-name="P9" draw:layer="layout" svg:width="1.349cm" svg:height="0.662cm" svg:x="6.401cm" svg:y="5.3cm">
          <draw:text-box>
            <text:p text:style-name="P8"><text:span text:style-name="T3">Hub2</text:span></text:p>
          </draw:text-box>
        </draw:frame>
        <draw:g>
          <draw:line draw:style-name="gr1" draw:text-style-name="P1" draw:layer="layout" svg:x1="8.025cm" svg:y1="7.405cm" svg:x2="7.824cm" svg:y2="7.541cm">
            <text:p/>
          </draw:line>
          <draw:line draw:style-name="gr1" draw:text-style-name="P1" draw:layer="layout" svg:x1="7.141cm" svg:y1="6.73cm" svg:x2="7.825cm" svg:y2="7.54cm">
            <text:p/>
          </draw:line>
          <draw:line draw:style-name="gr1" draw:text-style-name="P1" draw:layer="layout" svg:x1="8.025cm" svg:y1="7.405cm" svg:x2="8.669cm" svg:y2="8.215cm">
            <text:p/>
          </draw:line>
        </draw:g>
        <draw:g>
          <draw:line draw:style-name="gr1" draw:text-style-name="P1" draw:layer="layout" svg:x1="6.172cm" svg:y1="7.54cm" svg:x2="5.971cm" svg:y2="7.404cm">
            <text:p/>
          </draw:line>
          <draw:line draw:style-name="gr1" draw:text-style-name="P1" draw:layer="layout" svg:x1="5.288cm" svg:y1="8.215cm" svg:x2="5.972cm" svg:y2="7.405cm">
            <text:p/>
          </draw:line>
          <draw:line draw:style-name="gr1" draw:text-style-name="P1" draw:layer="layout" svg:x1="6.172cm" svg:y1="7.54cm" svg:x2="6.816cm" svg:y2="6.73cm">
            <text:p/>
          </draw:line>
        </draw:g>
        <draw:frame draw:style-name="gr5" draw:text-style-name="P11" draw:layer="layout" svg:width="1.984cm" svg:height="0.662cm" svg:x="7.926cm" svg:y="9.129cm">
          <draw:text-box>
            <text:p text:style-name="P10"><text:span text:style-name="T4">Spoke22</text:span></text:p>
          </draw:text-box>
        </draw:frame>
        <draw:frame draw:style-name="gr5" draw:text-style-name="P11" draw:layer="layout" svg:width="1.984cm" svg:height="0.662cm" svg:x="8.5cm" svg:y="6.2cm">
          <draw:text-box>
            <text:p text:style-name="P10"><text:span text:style-name="T4">Spoke31</text:span></text:p>
          </draw:text-box>
        </draw:frame>
        <draw:frame draw:style-name="gr9" draw:text-style-name="P9" draw:layer="layout" svg:width="1.349cm" svg:height="0.662cm" svg:x="11cm" svg:y="2.4cm">
          <draw:text-box>
            <text:p text:style-name="P8"><text:span text:style-name="T3">Hub3</text:span></text:p>
          </draw:text-box>
        </draw:frame>
        <draw:g>
          <draw:line draw:style-name="gr1" draw:text-style-name="P1" draw:layer="layout" svg:x1="12.194cm" svg:y1="4.548cm" svg:x2="11.993cm" svg:y2="4.684cm">
            <text:p/>
          </draw:line>
          <draw:line draw:style-name="gr1" draw:text-style-name="P1" draw:layer="layout" svg:x1="11.309cm" svg:y1="3.872cm" svg:x2="11.993cm" svg:y2="4.682cm">
            <text:p/>
          </draw:line>
          <draw:line draw:style-name="gr1" draw:text-style-name="P1" draw:layer="layout" svg:x1="12.194cm" svg:y1="4.548cm" svg:x2="12.838cm" svg:y2="5.358cm">
            <text:p/>
          </draw:line>
        </draw:g>
        <draw:g>
          <draw:line draw:style-name="gr1" draw:text-style-name="P1" draw:layer="layout" svg:x1="10.341cm" svg:y1="4.682cm" svg:x2="10.14cm" svg:y2="4.546cm">
            <text:p/>
          </draw:line>
          <draw:line draw:style-name="gr1" draw:text-style-name="P1" draw:layer="layout" svg:x1="9.456cm" svg:y1="5.358cm" svg:x2="10.14cm" svg:y2="4.548cm">
            <text:p/>
          </draw:line>
          <draw:line draw:style-name="gr1" draw:text-style-name="P1" draw:layer="layout" svg:x1="10.341cm" svg:y1="4.682cm" svg:x2="10.985cm" svg:y2="3.872cm">
            <text:p/>
          </draw:line>
        </draw:g>
        <draw:frame draw:style-name="gr5" draw:text-style-name="P11" draw:layer="layout" svg:width="1.984cm" svg:height="0.662cm" svg:x="12.066cm" svg:y="6.2cm">
          <draw:text-box>
            <text:p text:style-name="P10"><text:span text:style-name="T4">Spoke32</text:span></text:p>
          </draw:text-box>
        </draw:frame>
        <draw:frame draw:style-name="gr5" draw:text-style-name="P11" draw:layer="layout" svg:width="1.984cm" svg:height="0.662cm" svg:x="12.5cm" svg:y="9.4cm">
          <draw:text-box>
            <text:p text:style-name="P10"><text:span text:style-name="T4">Spoke41</text:span></text:p>
          </draw:text-box>
        </draw:frame>
        <draw:frame draw:style-name="gr7" draw:text-style-name="P9" draw:layer="layout" svg:width="1.349cm" svg:height="0.662cm" svg:x="14.8cm" svg:y="5.6cm">
          <draw:text-box>
            <text:p text:style-name="P8"><text:span text:style-name="T3">Hub4</text:span></text:p>
          </draw:text-box>
        </draw:frame>
        <draw:g>
          <draw:line draw:style-name="gr1" draw:text-style-name="P1" draw:layer="layout" svg:x1="16.363cm" svg:y1="7.748cm" svg:x2="16.162cm" svg:y2="7.884cm">
            <text:p/>
          </draw:line>
          <draw:line draw:style-name="gr1" draw:text-style-name="P1" draw:layer="layout" svg:x1="15.478cm" svg:y1="7.072cm" svg:x2="16.162cm" svg:y2="7.882cm">
            <text:p/>
          </draw:line>
          <draw:line draw:style-name="gr1" draw:text-style-name="P1" draw:layer="layout" svg:x1="16.363cm" svg:y1="7.748cm" svg:x2="17.007cm" svg:y2="8.558cm">
            <text:p/>
          </draw:line>
        </draw:g>
        <draw:g>
          <draw:line draw:style-name="gr1" draw:text-style-name="P1" draw:layer="layout" svg:x1="14.51cm" svg:y1="7.882cm" svg:x2="14.309cm" svg:y2="7.746cm">
            <text:p/>
          </draw:line>
          <draw:line draw:style-name="gr1" draw:text-style-name="P1" draw:layer="layout" svg:x1="13.625cm" svg:y1="8.558cm" svg:x2="14.309cm" svg:y2="7.748cm">
            <text:p/>
          </draw:line>
          <draw:line draw:style-name="gr1" draw:text-style-name="P1" draw:layer="layout" svg:x1="14.51cm" svg:y1="7.882cm" svg:x2="15.154cm" svg:y2="7.072cm">
            <text:p/>
          </draw:line>
        </draw:g>
        <draw:frame draw:style-name="gr5" draw:text-style-name="P11" draw:layer="layout" svg:width="1.984cm" svg:height="0.662cm" svg:x="16.066cm" svg:y="9.4cm">
          <draw:text-box>
            <text:p text:style-name="P10"><text:span text:style-name="T4">Spoke42</text:span></text:p>
          </draw:text-box>
        </draw:frame>
        <draw:frame draw:style-name="gr2" draw:text-style-name="P2" draw:layer="layout" svg:width="1.857cm" svg:height="1.31cm" svg:x="6.118cm" svg:y="5.812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2" draw:text-style-name="P2" draw:layer="layout" svg:width="1.855cm" svg:height="1.309cm" svg:x="10.287cm" svg:y="2.908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2" draw:text-style-name="P2" draw:layer="layout" svg:width="1.848cm" svg:height="1.309cm" svg:x="14.346cm" svg:y="6.106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2" draw:text-style-name="P2" draw:layer="layout" svg:width="1.854cm" svg:height="1.31cm" svg:x="12.604cm" svg:y="8.439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12" draw:layer="layout" svg:width="1.857cm" svg:height="1.31cm" svg:x="0.1cm" svg:y="4.899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12" draw:layer="layout" svg:width="1.854cm" svg:height="1.31cm" svg:x="3.69cm" svg:y="4.899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1.855cm" svg:height="1.302cm" svg:x="4.385cm" svg:y="8.105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1.848cm" svg:height="1.302cm" svg:x="7.861cm" svg:y="8.105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1.848cm" svg:height="1.31cm" svg:x="8.439cm" svg:y="5.247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1.848cm" svg:height="1.302cm" svg:x="12.03cm" svg:y="5.312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1.854cm" svg:height="1.31cm" svg:x="16.194cm" svg:y="8.439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custom-shape draw:style-name="gr10" draw:text-style-name="P14" draw:layer="layout" svg:width="2.442cm" svg:height="0.386cm" draw:transform="rotate (0.855211333477222) translate (0.287cm 5.091cm)">
          <text:p text:style-name="P13"><text:span text:style-name="T5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4" draw:layer="layout" svg:width="2.442cm" svg:height="0.386cm" draw:transform="rotate (0.855211333477222) translate (4.588cm 8.254cm)">
          <text:p text:style-name="P13"><text:span text:style-name="T5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4" draw:layer="layout" svg:width="2.442cm" svg:height="0.386cm" draw:transform="rotate (0.855211333477222) translate (8.688cm 5.454cm)">
          <text:p text:style-name="P13"><text:span text:style-name="T5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4" draw:layer="layout" svg:width="2.442cm" svg:height="0.386cm" draw:transform="rotate (0.855211333477222) translate (12.888cm 8.654cm)">
          <text:p text:style-name="P13"><text:span text:style-name="T5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6" draw:layer="layout" svg:width="2.442cm" svg:height="0.385cm" draw:transform="rotate (-0.872664625997164) translate (1.993cm 2.998cm)">
          <text:p text:style-name="P15"><text:span text:style-name="T5">static route</text:span></text:p>
          <draw:enhanced-geometry svg:viewBox="0 0 21600 21600" draw:text-areas="0 0 21600 21600" draw:mirror-vertical="false" draw:mirror-horizontal="true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6" draw:layer="layout" svg:width="2.442cm" svg:height="0.385cm" draw:transform="rotate (-0.872664625997164) translate (6.169cm 6.131cm)">
          <text:p text:style-name="P15"><text:span text:style-name="T5">static route</text:span></text:p>
          <draw:enhanced-geometry svg:viewBox="0 0 21600 21600" draw:text-areas="0 0 21600 21600" draw:mirror-vertical="false" draw:mirror-horizontal="true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6" draw:layer="layout" svg:width="2.442cm" svg:height="0.385cm" draw:transform="rotate (-0.872664625997164) translate (10.294cm 3.381cm)">
          <text:p text:style-name="P15"><text:span text:style-name="T5">static route</text:span></text:p>
          <draw:enhanced-geometry svg:viewBox="0 0 21600 21600" draw:text-areas="0 0 21600 21600" draw:mirror-vertical="false" draw:mirror-horizontal="true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6" draw:layer="layout" svg:width="2.442cm" svg:height="0.385cm" draw:transform="rotate (-0.872664625997164) translate (14.419cm 6.625cm)">
          <text:p text:style-name="P15"><text:span text:style-name="T5">static route</text:span></text:p>
          <draw:enhanced-geometry svg:viewBox="0 0 21600 21600" draw:text-areas="0 0 21600 21600" draw:mirror-vertical="false" draw:mirror-horizontal="true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18T20:12:42.341890321</dc:date>
    <meta:editing-duration>PT7H57M7S</meta:editing-duration>
    <meta:editing-cycles>33</meta:editing-cycles>
    <meta:generator>LibreOffice/5.4.2.2.0$Linux_X86_64 LibreOffice_project/40m0$Build-2</meta:generator>
    <dc:creator>Philippe Latu</dc:creator>
    <meta:document-statistic meta:object-count="109"/>
  </office:meta>
</office:document-meta>
</file>